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officeooo:paragraph-rsid="0021ccb6"/>
    </style:style>
    <style:style style:name="P2" style:family="paragraph" style:parent-style-name="Heading_20_1">
      <style:text-properties style:font-name="DejaVu Sans" officeooo:paragraph-rsid="0021ccb6"/>
    </style:style>
    <style:style style:name="P3" style:family="paragraph" style:parent-style-name="Heading_20_2">
      <style:text-properties style:font-name="DejaVu Sans"/>
    </style:style>
    <style:style style:name="P4" style:family="paragraph" style:parent-style-name="Preformatted_20_Text">
      <style:text-properties officeooo:paragraph-rsid="001d03a8"/>
    </style:style>
    <style:style style:name="P5" style:family="paragraph" style:parent-style-name="Preformatted_20_Text">
      <style:text-properties style:font-name="DejaVu Sans" officeooo:rsid="001d03a8" officeooo:paragraph-rsid="001d03a8"/>
    </style:style>
    <style:style style:name="P6" style:family="paragraph" style:parent-style-name="Preformatted_20_Text">
      <style:text-properties style:font-name="DejaVu Sans" officeooo:rsid="001d03a8" officeooo:paragraph-rsid="0024f48a"/>
    </style:style>
    <style:style style:name="P7" style:family="paragraph" style:parent-style-name="Preformatted_20_Text">
      <style:text-properties style:font-name="DejaVu Sans" fo:font-style="italic" style:text-underline-style="solid" style:text-underline-width="auto" style:text-underline-color="font-color" fo:font-weight="normal" officeooo:rsid="001d03a8" officeooo:paragraph-rsid="001d03a8" style:font-style-asian="italic" style:font-weight-asian="normal" style:font-style-complex="italic" style:font-weight-complex="normal"/>
    </style:style>
    <style:style style:name="P8" style:family="paragraph" style:parent-style-name="Preformatted_20_Text">
      <style:text-properties style:font-name="DejaVu Sans" fo:language="en" fo:country="NZ" officeooo:rsid="001d03a8" officeooo:paragraph-rsid="001d03a8"/>
    </style:style>
    <style:style style:name="P9" style:family="paragraph" style:parent-style-name="Contents_20_3">
      <style:paragraph-properties>
        <style:tab-stops>
          <style:tab-stop style:position="16.591cm" style:type="right" style:leader-style="dotted" style:leader-text="."/>
        </style:tab-stops>
      </style:paragraph-properties>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Heading_20_3">
      <style:text-properties style:font-name="DejaVu Sans"/>
    </style:style>
    <style:style style:name="P12" style:family="paragraph" style:parent-style-name="Heading_20_3">
      <style:text-properties style:font-name="DejaVu Sans" officeooo:paragraph-rsid="0025c5de"/>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style:font-name="DejaVu Sans"/>
    </style:style>
    <style:style style:name="T2" style:family="text">
      <style:text-properties officeooo:rsid="0025c5d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bookmark-start text:name="__RefHeading___Toc106_3158559978"/>George's Sinai and Palestine Campaign<text:bookmark-end text:name="__RefHeading___Toc106_3158559978"/></text:h>
      <text:p text:style-name="P1"><text:span text:style-name="T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106_3158559978" text:style-name="Index_20_Link" text:visited-style-name="Index_20_Link">George's Sinai and Palestine Campaign<text:tab/>1</text:a></text:p>
          <text:p text:style-name="P9"><text:a xlink:type="simple" xlink:href="#__RefHeading___Toc110_3158559978" text:style-name="Index_20_Link" text:visited-style-name="Index_20_Link">In Egypt/Into Sinai/Background/Desert Patrols?<text:tab/>1</text:a></text:p>
          <text:p text:style-name="P9"><text:a xlink:type="simple" xlink:href="#__RefHeading___Toc112_3158559978" text:style-name="Index_20_Link" text:visited-style-name="Index_20_Link">Magdhaba<text:tab/>1</text:a></text:p>
          <text:p text:style-name="P9"><text:a xlink:type="simple" xlink:href="#__RefHeading___Toc114_3158559978" text:style-name="Index_20_Link" text:visited-style-name="Index_20_Link">Rafa<text:tab/>3</text:a></text:p>
          <text:p text:style-name="P9"><text:a xlink:type="simple" xlink:href="#__RefHeading___Toc116_3158559978" text:style-name="Index_20_Link" text:visited-style-name="Index_20_Link">Gaza I<text:tab/>4</text:a></text:p>
          <text:p text:style-name="P9"><text:a xlink:type="simple" xlink:href="#__RefHeading___Toc118_3158559978" text:style-name="Index_20_Link" text:visited-style-name="Index_20_Link">Gaza II<text:tab/>5</text:a></text:p>
          <text:p text:style-name="P9"><text:a xlink:type="simple" xlink:href="#__RefHeading___Toc120_3158559978" text:style-name="Index_20_Link" text:visited-style-name="Index_20_Link">Demolition Raids?<text:tab/>5</text:a></text:p>
          <text:p text:style-name="P9"><text:a xlink:type="simple" xlink:href="#__RefHeading___Toc122_3158559978" text:style-name="Index_20_Link" text:visited-style-name="Index_20_Link">Beersheba<text:tab/>5</text:a></text:p>
          <text:p text:style-name="P9"><text:a xlink:type="simple" xlink:href="#__RefHeading___Toc124_3158559978" text:style-name="Index_20_Link" text:visited-style-name="Index_20_Link">Bald Hill (Hill 265?)<text:tab/>5</text:a></text:p>
          <text:p text:style-name="P9"><text:a xlink:type="simple" xlink:href="#__RefHeading___Toc126_3158559978" text:style-name="Index_20_Link" text:visited-style-name="Index_20_Link">Recuperation<text:tab/>5</text:a></text:p>
          <text:p text:style-name="P9"><text:a xlink:type="simple" xlink:href="#__RefHeading___Toc128_3158559978" text:style-name="Index_20_Link" text:visited-style-name="Index_20_Link">Raid on Amman<text:tab/>5</text:a></text:p>
          <text:p text:style-name="P9"><text:a xlink:type="simple" xlink:href="#__RefHeading___Toc130_3158559978" text:style-name="Index_20_Link" text:visited-style-name="Index_20_Link">Jordan Valley<text:tab/>5</text:a></text:p>
          <text:p text:style-name="P9"><text:a xlink:type="simple" xlink:href="#__RefHeading___Toc132_3158559978" text:style-name="Index_20_Link" text:visited-style-name="Index_20_Link">Machine Gun Corps/Tul Keram/Nablus<text:tab/>5</text:a></text:p>
          <text:p text:style-name="P9"><text:a xlink:type="simple" xlink:href="#__RefHeading___Toc134_3158559978" text:style-name="Index_20_Link" text:visited-style-name="Index_20_Link">Road to Damascus/Gorge<text:tab/>5</text:a></text:p>
          <text:p text:style-name="P9"><text:a xlink:type="simple" xlink:href="#__RefHeading___Toc136_3158559978" text:style-name="Index_20_Link" text:visited-style-name="Index_20_Link">Syria &amp; back to Egypt?<text:tab/>5</text:a></text:p>
          <text:p text:style-name="P10"><text:a xlink:type="simple" xlink:href="#__RefHeading___Toc140_3158559978" text:style-name="Index_20_Link" text:visited-style-name="Index_20_Link">Appendix<text:tab/>5</text:a></text:p>
          <text:p text:style-name="P13"><text:a xlink:type="simple" xlink:href="#__RefHeading___Toc138_3158559978" text:style-name="Index_20_Link" text:visited-style-name="Index_20_Link">BATTLE OF BALD HILL<text:tab/>5</text:a></text:p>
        </text:index-body>
      </text:table-of-content>
      <text:h text:style-name="P2" text:outline-level="1"><text:bookmark-start text:name="__RefHeading___Toc108_3158559978"/><text:bookmark-end text:name="__RefHeading___Toc108_3158559978"/></text:h>
      <text:h text:style-name="P11" text:outline-level="3"><text:bookmark-start text:name="__RefHeading___Toc110_3158559978"/>In Egypt/Into Sinai/Background/Desert Patrols?<text:bookmark-end text:name="__RefHeading___Toc110_3158559978"/></text:h>
      <text:p text:style-name="P5"/>
      <text:h text:style-name="P11" text:outline-level="3"><text:bookmark-start text:name="__RefHeading___Toc112_3158559978"/>Magdhaba<text:bookmark-end text:name="__RefHeading___Toc112_3158559978"/></text:h>
      <text:p text:style-name="P5"/>
      <text:p text:style-name="P7">From: With the Cameliers in Palestine - extract from Chapter VIII:</text:p>
      <text:p text:style-name="P5">In December, 1916, a mounted force consisting of the Anzac Mounted Division (1st, 2nd, and 3rd A.L.H. Brigades, and N.Z.M.R. Brigade) and the newly constituted Imperial Camel Brigade was concentrated at Kilo 128, ten miles beyond Mazar. An attack on El Arish, twenty miles away was ordered to be carried out on the evening of December 20, and, travelling all night, the force arrived at daylight on the 21st to find that the Turks had retired without risking a fight, to a prepared position at Magdhaba, about thirty miles southeast from El Arish.</text:p>
      <text:p text:style-name="P5"/>
      <text:p text:style-name="P8">General Chetwode at once decided to surprise the Turks at Magdhaba, and ordered a force consisting of the First and Third Australian Light Horse Brigades, the New Zealand Mounted Rifle Brigade, and the Imperial Camel Brigade, all under the command of Major-General Chauvel, to march at midnight on December 22, for a night ride of thirty miles along the wide, dried-up bed of a prehistoric streamâ€”the River of Egypt of the Bible, but now known as the Wadi El Arish.</text:p>
      <text:p text:style-name="P5"/>
      <text:p text:style-name="P5">This was a good try-out for the newly formed Camel Brigade (in which was included the 15th N.Z. Company), which received its title as a Brigade on December 19, as within eighty-four hours afterwards it took part in two night advances of a total distance of fifty miles, the capture of El Arish, a successful all-day battle (resulting in the capture of the whole of the Turkish force at <text:soft-page-break/>Magdhaba) and a retirement of thirty miles to its base.</text:p>
      <text:p text:style-name="P5"/>
      <text:p text:style-name="P5">During the advance on Magdhaba the Cameliers found that the nature of the ground over which they were riding in the dark, was in marked contrast to that in the desert with which they had been so long accustomed. Here the ground was firm, with, scattered tufts of scrub growing on its dry surface, and as the column moved on steadily in the cold night, the unusual sounds were heard of the plop, plop, plop of the pads on the feet of the camels. The big brown Bikanir camels made good pace, and before daylight the bivouac fires of the enemy were seen in the distance, a sure sign that the Turks were not anticipating an attack to be made on them so soon after the British advance on El Arish.</text:p>
      <text:p text:style-name="P5"/>
      <text:p text:style-name="P5">The Turks had established six strong redoubts and numerous rifle-pits, with mountain guns to support them. The broken nature of the ground was wholly in favour of the enemy whose concealed positions were difficult to detect.</text:p>
      <text:p text:style-name="P5"/>
      <text:p text:style-name="P5">The 15th N.Z. Company of the I.C.C. had marched all night as a part of the Third Battalion and dismounted at 5 a.m. some four and a half miles from Magdhaba. The Company advanced in extended order as a dismounted attack, and formed the first wave of the battalion. The First Light Horse Brigade advanced along the dry bed of the wadi on the right of the I.C.C. while on the left of the latter were the New Zealand Mounted Rifles, and farther to their left was the Third Australian Light Horse Brigade, of which the 10th Regiment made a wide detour and attacked the position in the rear. The Turks resisted stubbornly, and by shell, machine-gun and rifle fire held off the attack all the forenoon.</text:p>
      <text:p text:style-name="P5"/>
      <text:p text:style-name="P5">At 1 p.m. Major-General Chauvel was informed that the attempts of the engineers left at Bir Lahfan, fourteen miles back, to procure a water supply, had failed. As the nearest supply was thirty miles away unless Magd-haba was captured, and as there appeared to be no prospect of an immediate success in the attack on the Turkish position, the General reluctantly decided to break off the engagement for the sake of the horses. The camels on the other hand would not be inconvenienced by the lack of water for several days longer, which showed their suitability for raids of this nature where the element of time counted for so much in the case of the horses.</text:p>
      <text:p text:style-name="P5"/>
      <text:p text:style-name="P5">However, about this time the Camel Brigade in the centre with the Third Australian Light Horse Regiment of the First Brigade on their right, made a spirited charge, the former over a wide level stretch of ground perfectly free from cover, and the latter along the level bed of the wadi. With loud cheers the Cameliers rushed forward on the higher ground, while the Light Horsemen co-operated on the lower ground in the wadi, and although met by a strong fire they carried the position at the point of the bayonet, capturing the force of ninety-five Turks in the redoubt. This success turned the scale in favour of the British, and General Chauvel ordered the attack to be pressed forward at all points, with the result that by 4 p.m. the N.Z.M.R. and Third L.H. Brigades had captured other redoubts, and as the 10th L.H. Regiment had captured the Aulad Ali position in the rear along with three hundred prisoners, by 4.30 p.m. the whole of Magdhaba was in our hands with a loss to the Turks of 1,282 prisoners and all their arms, equipment and stores. The British loss amounted to 22 killed and 124 wounded. The 15th Company I.C.C. suffered a loss of ten casualties, all wounded, in this, their first engagement.</text:p>
      <text:p text:style-name="P5"/>
      <text:p text:style-name="P5">A small force of mounted men was left to clear up the battlefield, and the main body after watering their animals from the wells in the wadi, set out in the dark on their return journey to El Arish. After the long night march from El Arish and the strain of the battle the thirty miles return march in the darkness and dust, from Magdhaba, imposed a great tax on the endurance of all ranks in the force. Men continually fell asleep in the saddle, while their animals would wander off out of the line of march in search of something to graze on, but at length in the early morning of December 24, the column arrived at El Arish, with little energy left to get ready to celebrate Christmas.</text:p>
      <text:p text:style-name="P5"/>
      <text:p text:style-name="P5">Although not so mobile as the Horse Brigade on the harder ground our forces were to be operating on from now onwards, the Camel Brigade was able to take part effectively in the future operations, and added materially to the offensive power of the mounted divisions to which it was attached.</text:p>
      <text:p text:style-name="P5"><text:soft-page-break/></text:p>
      <text:h text:style-name="P11" text:outline-level="3"><text:bookmark-start text:name="__RefHeading___Toc114_3158559978"/>Rafa<text:bookmark-end text:name="__RefHeading___Toc114_3158559978"/></text:h>
      <text:p text:style-name="P5"/>
      <text:p text:style-name="P5">From Christmas onward, reconnaissances by the mounted forces were constantly carried out towards the east and south from El Arish.</text:p>
      <text:p text:style-name="P5"/>
      <text:p text:style-name="P5">On the border line between Egypt and Palestine, near the coast, the Turks had entrenched a commanding hill at Rafa about two hundred feet higher than the surrounding country, with the ground sloping away gradually from it on all sides. The country stretching to the north and south and inland consisted of a slightly undulating plain, while sandhills fringing the coast lay a short distance to the west; and the whole of this plain was under observation from the Turkish position.</text:p>
      <text:p text:style-name="P5"/>
      <text:p text:style-name="P5">The main Turkish army lay some twelve miles farther north, along the south side of the Wadi Ghuzzi, and the post at Rafa was an advanced one which would block the advance of the British army if it attempted an attack on the main Turkish force.</text:p>
      <text:p text:style-name="P5"/>
      <text:p text:style-name="P5">A night raid on Rafa, thirty miles away from El Arish, was decided on by General Chetwode, and once more the Camel Brigade took part in a long night ride, followed by an all-day strenuous but successful fight, with another long ride back in the dark to its base.</text:p>
      <text:p text:style-name="P5"/>
      <text:p text:style-name="P5">The attacking force consisted of the Anzac Mounted Division (less the Second A.L.H. Brigade), the Fifth Mounted Brigade (Yeomanry), and the Camel Brigade, the whole force being under the command of General Chetwode in person.</text:p>
      <text:p text:style-name="P5"/>
      <text:p text:style-name="P5">The column left El Arish at 4 p.m. on January 8, and wound its way through the sandhills lying parallel to the coast, but by midnight the nature of the ground altered to a sandy soil covered with a light coating of grass, with here and there patches of cultivation which was much appreciated by the mounts whenever a halt was made.</text:p>
      <text:p text:style-name="P5"/>
      <text:p text:style-name="P5">Ten miles from Rafa a native village called Sheikh Zowaiid was passed, and all wheeled vehicles except the field-guns were ordered to be left there, a decision which later on affected the replenishing of the supplies of ammunition of some of the artillery and machine-guns during the battle.</text:p>
      <text:p text:style-name="P5"/>
      <text:p text:style-name="P5">By daylight on January 9 the force arrived before the Turkish position at Rafa. The New Zealand Mounted Brigade under Brigadier-General Chaytor was ordered to make a detour round the right of the position, to attack it from the north. In carrying out this movement the New Zealanders crossed the political boundary between Egypt and Palestine, and therefore were the first members of the British army in this campaign to enter the Promised Land, and to pass from the continent of Africa into Asia. In the battle that followed the New Zealanders carried out their part in Asia, while the rest of the army was fighting in Africa.</text:p>
      <text:p text:style-name="P5"/>
      <text:p text:style-name="P5">The two Australian Light Horse Brigades, the First and the Third, attacked from the east and south-east, the Camel Brigade from the south, and the Yeomanry Brigade from the west, while the New Zealand Mounted Brigade attacked the northern approaches to the position and cut off the communication of the Turks with their base.</text:p>
      <text:p text:style-name="P5"/>
      <text:p text:style-name="P5">Although the whole enemy position was surrounded the attacking force made very little impression on it as the day wore on. The entrenchments were well placed, the main redoubts dominating the country on all sides, while outer trenches with excellent fields of fire, concealed the position of the front line of the Turks who swept every yard of approach with their rifles.</text:p>
      <text:p text:style-name="P5"/>
      <text:p text:style-name="P5">The 15th N.Z. Camel Company had been transferred to the First Battalion I.C.C. in January, and took part in this action as a unit of that body. The men dismounted under shell fire some three and a half miles from the enemy position, and the 15th Company advanced as the first wave of the Battalionâ€™s attack. The whole of the Camel Brigade present had been thrown into the attack, <text:soft-page-break/>and the troops, during the day, attempted to work their way forward by crawling or by making short rushes over the bare level ground. By 2 p.m. the advance was held up by severe rifle and machine-gun fire, and the position was being enfiladed from concealed positions on the right. During this advance the 15th Company lost its popular O.C., Captain J. G. McCallum, who had been in command of the Company since its formation.</text:p>
      <text:p text:style-name="P5"/>
      <text:p text:style-name="P5">All forenoon and up to the middle of the afternoon, the Turkish position was subjected to a hot fire from our artillery, machine-guns and rifles, but no impression appeared to be made on it, and at 3.30 p.m. the Inverness Battery, which was working in conjunction with the N.Z. Brigade, ran out of ammunition and was withdrawn from the attack. About this time word was received at Headquarters that strong Turkish reinforcements were approaching from the north from the direction of the village of Khan Yunus.</text:p>
      <text:p text:style-name="P5"/>
      <text:p text:style-name="P5">The supply of ammunition for the machine-guns of the New Zealanders was running short, and some guns were out of action on that account. Major A Wilkie, the Quartermaster of the Wellington Mounted Rifles, hearing of this, commandeered the use of the nearest cable-waggon back at Sheik Zowaiid, emptied out its contents, filled it with small-arms ammunition, and personally conducted it at a gallop to the New Zealand Brigade in time to enable the machine-gunners to take an effective part in the final advance on the main redoubt. The ammunition supply of the Camel Brigade, including that of the Hong Kong and Singapore Battery attached to it, being carried by camel transport, did not come under the order which held all wheeled transport back at Sheik Zowaiid, and so all arms of this unit were able to carry on during the whole of the engagement.</text:p>
      <text:p text:style-name="P5"/>
      <text:p text:style-name="P5">Well on in the afternoon, in view of the difficulties of the situation, General Chetwode, after consulting with General Chauvel, decided to break off the action, and retire, but before this movement was begun, Brig.-Gen. Chaytor on the opposite side of the position ordered the New Zealand Brigade to attack the Turkish redoubt, and with their advance skilfully covered by machine-gun and artillery fire, the New Zealanders swept across the open grassy slope over a mile wide, and captured the main redoubt. When this success was noticed the order for retirement was recalled, and all Brigades pressed on the attack, and one by one the various redoubts were captured.</text:p>
      <text:p text:style-name="P5"/>
      <text:p text:style-name="P5">The Cameliers had suffered fairly heavily during the day, but had worked their way gradually forward. The last forty yards were carried in one rush, and as our men approached the trenches the Turks held up white flags, and the strongly held position was won. The Camel Brigade here captured five officers and two hundred and fourteen other ranks.</text:p>
      <text:p text:style-name="P5"/>
      <text:p text:style-name="P5">The total number of prisoners taken at Rafa amounted to 1,635, while the losses on the British side were 487 all told. The casualties of the 15th N.Z. Company I.C.C. consisted of one officer and two other ranks killed, and nineteen other ranks wounded.</text:p>
      <text:p text:style-name="P5"/>
      <text:p text:style-name="P5">For their conduct in this engagement two members of the 15th Company received decorations, Sergeant Trott being awarded the Medaille Militaire, and Trooper J. Marwick the Military Medal.</text:p>
      <text:p text:style-name="P5"/>
      <text:p text:style-name="P5">Darkness fell before the captured position was fully cleaned up, so a force was left in charge, and to act as a rearguard should the Turkish reinforcements make an attack. The main body then retired to Sheikh Zowaiid which was reached after midnight, and next day the whole force returned to El Arish.</text:p>
      <text:p text:style-name="P5"/>
      <text:p text:style-name="P5">The Battle of Rafa was the last major action fought on Egyptian territory. The British army had reached the border of the Holy Land, and henceforth the campaign became a contest to decide who was to have possession of the Land of the Bible.</text:p>
      <text:p text:style-name="P5"/>
      <text:h text:style-name="P11" text:outline-level="3"><text:bookmark-start text:name="__RefHeading___Toc116_3158559978"/>Gaza I<text:bookmark-end text:name="__RefHeading___Toc116_3158559978"/></text:h>
      <text:p text:style-name="P5"/>
      <text:h text:style-name="P11" text:outline-level="3"><text:bookmark-start text:name="__RefHeading___Toc118_3158559978"/><text:soft-page-break/>Gaza II<text:bookmark-end text:name="__RefHeading___Toc118_3158559978"/></text:h>
      <text:p text:style-name="P5"/>
      <text:h text:style-name="P11" text:outline-level="3"><text:bookmark-start text:name="__RefHeading___Toc120_3158559978"/>Demolition Raids<text:bookmark-end text:name="__RefHeading___Toc120_3158559978"/></text:h>
      <text:p text:style-name="P6">Present?</text:p>
      <text:p text:style-name="P6"/>
      <text:h text:style-name="P11" text:outline-level="3"><text:bookmark-start text:name="__RefHeading___Toc122_3158559978"/>Beersheba<text:bookmark-end text:name="__RefHeading___Toc122_3158559978"/></text:h>
      <text:p text:style-name="P5"/>
      <text:h text:style-name="P12" text:outline-level="3"><text:bookmark-start text:name="__RefHeading___Toc124_3158559978"/>Bald Hill <text:bookmark-end text:name="__RefHeading___Toc124_3158559978"/></text:h>
      <text:p text:style-name="Preformatted_20_Text">(<text:span text:style-name="T2">aka </text:span>Hill 265?)</text:p>
      <text:p text:style-name="Preformatted_20_Text"/>
      <text:h text:style-name="P11" text:outline-level="3"><text:bookmark-start text:name="__RefHeading___Toc126_3158559978"/>Recuperation<text:bookmark-end text:name="__RefHeading___Toc126_3158559978"/></text:h>
      <text:p text:style-name="P5"/>
      <text:h text:style-name="P11" text:outline-level="3"><text:bookmark-start text:name="__RefHeading___Toc128_3158559978"/>Raid on Amman <text:bookmark-end text:name="__RefHeading___Toc128_3158559978"/></text:h>
      <text:p text:style-name="P4">present – yes</text:p>
      <text:p text:style-name="P4"/>
      <text:h text:style-name="P11" text:outline-level="3"><text:bookmark-start text:name="__RefHeading___Toc130_3158559978"/>Jordan Valley <text:bookmark-end text:name="__RefHeading___Toc130_3158559978"/></text:h>
      <text:p text:style-name="Preformatted_20_Text">present?</text:p>
      <text:p text:style-name="P5"/>
      <text:h text:style-name="P11" text:outline-level="3"><text:bookmark-start text:name="__RefHeading___Toc132_3158559978"/>Machine Gun Corps/Tul Keram/Nablus<text:bookmark-end text:name="__RefHeading___Toc132_3158559978"/></text:h>
      <text:p text:style-name="P5">Appears not with MGC - but spent 1 month with WMR from 16 Aug - 16 Sep 1918. Devils on Horses page 306-7 suggests they were preparing for an attack (Z-day), and were protecting the right flank of the EEF in the Jordan Valley while masking the movement of troops away, and building thousands of dummy horses.</text:p>
      <text:p text:style-name="P5"/>
      <text:h text:style-name="P11" text:outline-level="3"><text:bookmark-start text:name="__RefHeading___Toc134_3158559978"/>Road to Damascus/Gorge<text:bookmark-end text:name="__RefHeading___Toc134_3158559978"/></text:h>
      <text:p text:style-name="P5"/>
      <text:h text:style-name="P11" text:outline-level="3"><text:bookmark-start text:name="__RefHeading___Toc136_3158559978"/>Syria &amp; back to Egypt?<text:bookmark-end text:name="__RefHeading___Toc136_3158559978"/></text:h>
      <text:p text:style-name="P5"/>
      <text:p text:style-name="P5"/>
      <text:p text:style-name="P5"/>
      <text:p text:style-name="P5"/>
      <text:p text:style-name="P5"/>
      <text:p text:style-name="P5"/>
      <text:h text:style-name="Heading_20_1" text:outline-level="1"><text:bookmark-start text:name="__RefHeading___Toc140_3158559978"/>Appendix<text:bookmark-end text:name="__RefHeading___Toc140_3158559978"/></text:h>
      <text:p text:style-name="P5"/>
      <text:h text:style-name="P3" text:outline-level="2"><text:bookmark-start text:name="__RefHeading___Toc138_3158559978"/>BATTLE OF BALD HILL<text:bookmark-end text:name="__RefHeading___Toc138_3158559978"/></text:h>
      <text:p text:style-name="P5"/>
      <text:p text:style-name="P5">By Steve Becker</text:p>
      <text:p text:style-name="P5"/>
      <text:p text:style-name="P5"><text:soft-page-break/>By the closing days of November 1917 the Camel Brigade had been in constant movement and action since the 29 October having advanced from Beersheba to Jaffa in about four weeks fighting a major battle and a number of skirmishes along the way, both animals and men were worn out. The camels unused to the hard rocky ground in Palestine then to the soft sands of the Sinai were tormented from sore feet which had crippled them by the hundreds and camel itch (a type of septic sore) had broken out and where the good old mange dressing was all that was keeping most alive still numerous animals had to be destroyed. All companies in the Brigade were suffering and they were now so reduced in both men and camels by disease and casualties that they were a shadow of their former selves.</text:p>
      <text:p text:style-name="P5"/>
      <text:p text:style-name="P5">The Brigade at this time consisted of the following Troops;</text:p>
      <text:p text:style-name="P5"/>
      <text:p text:style-name="P5">Camel Bde HQ</text:p>
      <text:p text:style-name="P5"/>
      <text:p text:style-name="P5">Gen Smith VC</text:p>
      <text:p text:style-name="P5"/>
      <text:p text:style-name="P5">2nd British Battalion</text:p>
      <text:p text:style-name="P5"/>
      <text:p text:style-name="P5">LtCol Buxton</text:p>
      <text:p text:style-name="P5"/>
      <text:p text:style-name="P5">7th Co</text:p>
      <text:p text:style-name="P5"/>
      <text:p text:style-name="P5">Capt Gregory</text:p>
      <text:p text:style-name="P5"/>
      <text:p text:style-name="P5">8th Co</text:p>
      <text:p text:style-name="P5"/>
      <text:p text:style-name="P5">Capt Paterson</text:p>
      <text:p text:style-name="P5"/>
      <text:p text:style-name="P5">9th Co</text:p>
      <text:p text:style-name="P5"/>
      <text:p text:style-name="P5">Capt Newsam</text:p>
      <text:p text:style-name="P5"/>
      <text:p text:style-name="P5">10th Co</text:p>
      <text:p text:style-name="P5"/>
      <text:p text:style-name="P5">Capt Wilkinson</text:p>
      <text:p text:style-name="P5"/>
      <text:p text:style-name="P5">3rd Anzac battalion</text:p>
      <text:p text:style-name="P5"/>
      <text:p text:style-name="P5">LtCol DeLancey-Forth</text:p>
      <text:p text:style-name="P5"/>
      <text:p text:style-name="P5">11th Co</text:p>
      <text:p text:style-name="P5"/>
      <text:p text:style-name="P5">Lt Dixon</text:p>
      <text:p text:style-name="P5"/>
      <text:p text:style-name="P5">12th Co</text:p>
      <text:p text:style-name="P5"/>
      <text:p text:style-name="P5">Capt Norris</text:p>
      <text:p text:style-name="P5"/>
      <text:p text:style-name="P5">13th Co</text:p>
      <text:p text:style-name="P5"/>
      <text:p text:style-name="P5">Capt Nobes</text:p>
      <text:p text:style-name="P5"/>
      <text:p text:style-name="P5">14th Co</text:p>
      <text:p text:style-name="P5"/>
      <text:p text:style-name="P5">Capt Ranclaud</text:p>
      <text:p text:style-name="P5"/>
      <text:p text:style-name="P5">4th Anzac Battalion</text:p>
      <text:p text:style-name="P5"/>
      <text:p text:style-name="P5"><text:soft-page-break/>LtCol Lee</text:p>
      <text:p text:style-name="P5"/>
      <text:p text:style-name="P5">15th NZ Co</text:p>
      <text:p text:style-name="P5"/>
      <text:p text:style-name="P5">Lt Black</text:p>
      <text:p text:style-name="P5"/>
      <text:p text:style-name="P5">16th NZ Co</text:p>
      <text:p text:style-name="P5"/>
      <text:p text:style-name="P5">Capt Yerex</text:p>
      <text:p text:style-name="P5"/>
      <text:p text:style-name="P5">17th Co</text:p>
      <text:p text:style-name="P5"/>
      <text:p text:style-name="P5">Capt Hampton</text:p>
      <text:p text:style-name="P5"/>
      <text:p text:style-name="P5">18th Co</text:p>
      <text:p text:style-name="P5"/>
      <text:p text:style-name="P5">Capt Howard</text:p>
      <text:p text:style-name="P5"/>
      <text:p text:style-name="P5">26th MG Sqn</text:p>
      <text:p text:style-name="P5"/>
      <text:p text:style-name="P5">Maj Millar</text:p>
      <text:p text:style-name="P5"/>
      <text:p text:style-name="P5">Camel FA</text:p>
      <text:p text:style-name="P5"/>
      <text:p text:style-name="P5">LtCol Arnold</text:p>
      <text:p text:style-name="P5"/>
      <text:p text:style-name="P5">In the week following the battle at Khuweilfe the Camel Brigade was moved along the Palestine coast where the sandy soils of the coast were more agreeable to the animals then the hard ground of the mountains, there in support of the Yeomanry Division and the 52nd Division the Brigade fought and chased up the retreating 8th Turkish Army.</text:p>
      <text:p text:style-name="P5"/>
      <text:p text:style-name="P5">On 13 November the 2nd British Battalion supported by the 4th Anzac Battalion assaulted the village of Yebna held by the 3rd Turkish Division 22nd Corps, the action was over quickly as the Turks retired before the Camel companies came into contact, however an unluckily HE shell fell into the 16th Company killing Private John Bugde and wounding five soldiers.</text:p>
      <text:p text:style-name="P5"/>
      <text:p text:style-name="P5">During the 14 November the 2nd Battalion supported the New Zealand Mounted Brigade at Ayun Kara where the kiwiâ€™s fought off a large force of the Turks. The 9th Company at Kubeibe was committed late in the day.</text:p>
      <text:p text:style-name="P5"/>
      <text:p text:style-name="P5">Between the 16 and 17 November the Brigade was on the line Abu Shusheh to Barriye when they came under fire from the Turks, nevertheless no losses were recorded, and by the 19 November the Brigade was at Surafend.</text:p>
      <text:p text:style-name="P5"/>
      <text:p text:style-name="P5">On the 22 November the Camel Brigade was attached to the Anzac Mounted Division under General Chaytor and ordered to move to Bald Hill to cover the right flank of the Desert Mounted Corps under General Chauvel on the Nahr El Auja line. This feature was 8 miles northeast of Jafa and the 2nd Battalion relieved the 7th Light Horse Regiment at 10 am and occupied a line from Yehudiyeh in the south tying in with the 1/4th Northamptonshire Battalion of the 54th Division at Wilhelma and the 5th Light Horse Regiment of the 2nd Light Horse Brigade in the north around Mulebbis who supplied and maintained mounted patrols covering the area around Bald Hill to the north and east.</text:p>
      <text:p text:style-name="P5"/>
      <text:p text:style-name="P5">The 2nd Battalion started to dig positions along the Bald Hill feature which lay between Mulebbis and Yehudiyeh. The ground needed to be covered was extensive with only the Brigade Machine Gun Squadron had arrived as support, for the remainder of the Camel Brigade were still on the move up from the Plains of Sharon. The battalion occupied the following positions, the 8th Company under Captain Robert Paterson on the right over looking Yehudiyeh, the 7th company <text:soft-page-break/>under Captain Fleming Gregory in the centre, and one section of the 10th company was on Bald Hill, the 9th company under Captain Arthur Newsam with three sections of the 10th company under Captain AG Wilkinson were held in reserve. The 5th Australian Light Horse regiment continued the line from the north of Bald Hill towards Mulebbis.</text:p>
      <text:p text:style-name="P5"/>
      <text:p text:style-name="P5">On the 25 November the 4th Anzac Battalion arrived, taking over the Bald Hill defences at 8 am and relieved the 2nd Battalion which moved to Selmeh into reserve and was placed under orders to support the Anzac Mounted Division, while the balance of the Brigade bivouacked between Ibn Ibrak and Salmeh. The Camel Brigade was still without the support of any artillery as the Hong Kong and Singapore Battery had been attached to the Yeomanry Division on the 17 November and was now making their way to Jerusalem.</text:p>
      <text:p text:style-name="P5"/>
      <text:p text:style-name="P5">Lieutenant Colonel Charles Lee Commanding the 4th Anzac Battalion deployed one section of the 17th Company on a commanding position to the extreme right in post 1 on Point 249 overlooking Yehudiyeh, the 15th NZ Company under Lieutenant Alexander Black was placed on the left flank around Bald Hill with two section each in posts 5 &amp; 6 with post 5 on Bald Hill also called Point 265, the 16th NZ Company under Captain George Yerex provided three posts 2, 3 &amp; 4 between these flanks taking in Yafa Hill and Point 266 and Point 286. The 18th Company under Captain Stan Howard with three sections of 17th company under Captain John Hampton and Battalion HQ were held in close reserve and dug in to the rear and south of Point 288 also called Lone Tree Hill or One Tree Hill, about 400 yards southwest of Bald Hill. No patrols were placed by the 4th Anzac Battalion, Lieutenant Colonel Lee instead relying on the 2nd Light Horse brigade to inform him of any Turks movement to his front by their standing patrols.</text:p>
      <text:p text:style-name="P5"/>
      <text:p text:style-name="P5">Bald Hill was a large open whale-backed feature which dominated the surrounding area, it was exposed to all sides and little cover was available only a strip of cactus on the northern side, there were also a number of large Almond tree orchards around the area in front of Bald Hill which units of the Light horse were garrisoning. The main feature was broken by a re-entrant between Lone Tree Hill and Yafa Hill while a number of small wadis cut the surface between Bald Hill and Lone Tree Hill which was to its rear. Bald Hill was an important position in the defence of Jaffa as its loss and a Turkish breakthrough there would expose the Allied defences along the Nahr El Auja and force General Chauvel to retire south of Jaffa, and so it was vital that Bald Hill had to be held.</text:p>
      <text:p text:style-name="P5"/>
      <text:p text:style-name="P5">By the end of November the Allied offensive around Jaffa was now wearing down as the threat moved towards Jerusalem. The German Commander General Von Falkenhayn was committed to relieving this pressure on his Seventh Army under Fevzi Pasha in its defence of Jerusalem and the Eighth Turkish Army under Kress Von Kressenstein was ordered to counterattack the exposed Allied line along the Northern flank. As new Turkish Divisions began to appear these enabled him to plan a number of attacks all along the Northern front particularly the area of Nahr El Auja where Colonel Refet Bey the commander of the 22nd Turkish Corps with the 20th and 16th Turkish Divisionâ€™s were given the objective of Bald Hill and the surrounding area to cut off allied troops in the Nahr El Auja.</text:p>
      <text:p text:style-name="P5"/>
      <text:p text:style-name="P5">The Veteran 20th Division under Lieutenant Colonel Yasin Hilmi and its Regiments, the 61st under Lieutenant Colonel Bahattin, the 62nd under Major Nazmi and the 63rd Turkish Infantry under Major Ahmet Muhtar with the 20th Artillery Regiment under Major Suleyman Avni had just arrived at the Palestine front fresh from its victories in Galicia where a special Storm Battalion of trained storm troops including flamethrowers and grenadiers were grouped from the 19th and 20th Turkish Infantry Divisions for the 15th Turkish Corps, it is not known if some of these troops were with the 20th Division, as most of the Storm Battalion were attached to the 19th Division during there attack against the 3rd Light Horse Brigade at El Burj probably something like a company of these trained assault troops appear to have been. The 16th Division was by this time exhausted by weeks of warfare having completed a fighting withdraw from Gaza and its Regiments the 48th, the 79th and 125th Turkish Infantry were all under strength nevertheless unquestioningly carried out their part in the following battle, attached to the 22nd Corps was the Austrian Orbus 73rd Heavy Artillery Battalion.</text:p>
      <text:p text:style-name="P5"/>
      <text:p text:style-name="P5">The 20th Division completed their assembly into the area of Ras el Ain and Mejdel Yaba by the 25 <text:soft-page-break/>November, and then began to filter into the area around Mulebbis fitting next to the 16th Turkish Division already in the line. The 2nd Light Horse Brigade had quickly detected them and engaged small groups of Turks on the 26 November and a force of four thousand Turks were observed moving in the area north the old Jewish colony of Mulebbis only the ground was cut by orchards and the main force was skilful enough to build up undisturbed for the attack.</text:p>
      <text:p text:style-name="P5"/>
      <text:p text:style-name="P5">When the 4th Anzac Battalion had taken over its new area they commenced to dig their defences, however tools were short and only superficial work was completed on the trenches which had been dug in the stony ground still since the battalion was in support of the 2nd Light Horse Brigade and would probity move, not enough of the defences had been completed at the time of the attack. The departing British 2nd Camel Battalion had informed there relief that Mulebbis village, to there northern front was full of eggs, milk and oranges nonetheless patrols from the NZ companies failed to locate any, little knowing that the Turks had filtered into the town. For the last few days indications were seen that the Turks was planning something big as columns of transport could be seen in the distance, still no Turks were seen in front of Bald Hill and escaped detection by the Light Horse.</text:p>
      <text:p text:style-name="P5"/>
      <text:p text:style-name="P5">At 6.15 am on the 27 November a intense concentrated barrage of Turkish artillery fell on Mulebbis, Bald Hill and on the 54th Division in the area of Wihelmia, the combined 4.2â€™s and 5.9â€™s of the 20th and 16th Turkish Artillery Regiments and the 73rd Heavy Artillery Battalion forced the troops to their trenches allowing a large force of around four thousand Turks to overrun and capture the town of Mulebbis from a thin skirmish line of the 6th Light Horse Regiment, who retired in front of them inflicting casualties on the Turks as they left an Almond orchard around the village. The Turkish artillery could be seen firing from the plain below while the movement of the Turks could be followed, still without any attached guns the Camel Brigade could do little to break them up. By 8.30 am a strong force of about 400 men from the 61st Turkish Infantry Regiment using this orchard as a forming up point attacked the exposed left flank of the 15th company on Bald Hill around Posts 5 and 6, the New Zealanders held their posts with difficulty as the Turks worked their way along both flanks, as an intense cross fire and bomb fight developed however in the end the section posts 5 and 6 were overrun or in the words of one kiwi â€œwere compelled to retireâ€� some time before 9 am.</text:p>
      <text:p text:style-name="P5"/>
      <text:p text:style-name="P5">At Post 5 during this fight Lieutenant Clifford Gorringe 15th Company soon found he was driven out by this sudden attack, then at once counterattacked with the survivors, and directed fire on the exposed Turks and inspired his men with his bravery as this contest lasted for some time till he was wounded, shot in the head. The fighting was fierce around these exposed posts and Sergeant William Trott was shot in the thigh and Private Tom Boyd was shot in the back, while others were hit by shell fire of whom Sergeant George Parsons was hit by a splinter in the arm and Private Victor Wright in the leg, while Private Charles McArthur was seriously wounded and died later in the day. The garrison was slowly reduced by casualties then fearing encirclement the company was forced to give ground. Mean while at another post Sergeant Leslie Purves soon found him self cut off by both shell and machine gun fire and carried the seriously wounded Lieutenant Sam Gooding to the rear when the company was ordered to retire. This retirement happen abruptly and the company abandoned much equipment which could not be recovered as the men quickly moved to the reserve positions around Lone Tree Hill carrying their wounded and fighting as they moved.</text:p>
      <text:p text:style-name="P5"/>
      <text:p text:style-name="P5">The sudden withdrawal by the 15th company put the entire Brigade defences in danger as the Turks were energetic to take advantage of the collapse around Bald Hill with the abandonment by the 15th company, which now exposed the 16th company, who had to fight the Turks attacking on their rear and flanks, no request for reinforcement or to retire was sent by Lieutenant Black to Lieutenant Colonel Lee and their collapse happen within half an hour of the first assault.</text:p>
      <text:p text:style-name="P5"/>
      <text:p text:style-name="P5">With the left flank of the 16th Company now in the air, they continued to struggle during which Sergeant James Adams of 16th company was prominent in the action holding post 4 against heavy odds and suffering 50% casualties. Among the casualties was Private Ash Giles, who was shot in the arm and leg, and Corporal Percy Coxhead shot in the arm, still they continued to fight as the long morning dragged on.</text:p>
      <text:p text:style-name="P5"><text:soft-page-break/></text:p>
      <text:p text:style-name="P5">Around midday Lieutenant Colonel Lee became aware of the serious trouble with his command and realized that the 16th company was about to be surrounded and captured, regardless of holding on all morning, and now ordered posts 2, 3 and 4 held by the 16th company and a number of survivors of the 15th company to be abandoned before they were cut off. Despite the valiant defence by the New Zealanders its withdrawal resulted in a running fight in trenches and along a cactus hedge as the troops struggled to retire to the 18th Company positions in rear of Bald Hill near Lone Tree Hill.</text:p>
      <text:p text:style-name="P5"/>
      <text:p text:style-name="P5">On arrival Trooper Robert Maxwell of the 16th company found his mate missing during the withdrawal and returned the 500 yards threw the Turkish positions found his mate and rescued him under the eyes of the Turkish troops and regaining the 18th company trenches to the cheers of his comrades.</text:p>
      <text:p text:style-name="P5"/>
      <text:p text:style-name="P5">Part of the reason for the disaster that day was due to the lack of any artillery attached to the Camel Brigade, this had tragic consequences as the companies had been unable to break up the exposed Turkish concentrations before they reached our lines and when they reached our posts the overused New Zealand companies had little to stop the heavy flanking attacks on their exposed positions. Another reason for the collapse were the use of these new Storm Troops and tactics used by the Turks, who outflanked the posts and showered them with hand grenades while the defenders were kept to their posts by machine gun and artillery fire, this was assisted by five Taubes which were constantly over head observing for their guns which pounded our trenches continuously.</text:p>
      <text:p text:style-name="P5"/>
      <text:p text:style-name="P5">By 12.30 pm all posts had been abandoned, other then one section of the 17th company which remained in post 1, casualties thought were not heavy with one man killed and two officers and 27 men wounded during in the action.</text:p>
      <text:p text:style-name="P5"/>
      <text:p text:style-name="P5">As the exhausted troops reorganized, the Turks quickly occupied the vacant posts and turned Bald Hill into a fortress contending themselves with this valuable position instead of advancing towards Jaffa to complete their victory.</text:p>
      <text:p text:style-name="P5"/>
      <text:p text:style-name="P5">At Corps headquarters the loss of Bald Hill caused considerable alarm and much finger pointing at the Camel Brigade and forced General Chaytor to order its immediate recapture, this was in part due to the problems on the right flank with the 1/4th Northamptonshire Battalion at Wilhelma and Yehudiyeh who were under heavy pressure from the 48th and 125th Turkish regiments (16th Division) which due to the withdrawal of the Camel Brigade on their left, were in danger of being overrun. General Smith was insistent that as a matter of honour an attack is put in before dark by Lieutenant Colonel Lee and the 4th Battalion was ordered to recover the ground abandoned during the day.</text:p>
      <text:p text:style-name="P5"/>
      <text:p text:style-name="P5">Lieutenant Colonel Lee quickly began to organize this counterattack, to carry out his plan he had only the well-used 16th company, still they were familiar with the objective and were more then willing to regain their former posts, also the attacking force would have two sections each from the 17th and 18th company and a section from the newly arrived 7th company to carry out the attack while the remainder of the battalion was needed to occupy the defences. The 2nd Battalion had been released from the Anzac Mounted Division reserve at 10 am and ordered to move from Selmeh to the Camel Brigadeâ€™s exposed right flank to cover the area south from Yafa Hill and Wilhelma this allowed the 4th Battalion to concentrate for their counterattack. The 10th company relieved the single section of the 17th company at post 1 on Point 249 at 3 pm while the 7th company moved to support the 4th Battalion as the remainder of the 2nd Battalion dug support and reserve lines, the brigade machine gun squadron was committed to support the battalion, and Private William Gordon was killed by shell fire. By 7.30 pm patrols had reported the Turkish positions around the objectives and the attack went in at 8 pm in darkness.</text:p>
      <text:p text:style-name="P5"/>
      <text:p text:style-name="P5">The 16th NZ Company was after blood since it was one of there own companies who had lost Bald Hill, still what followed during the night was confused and bloody fighting. Both 16th and 18th company advanced in line on section fronts in two lines supported by the 17th company and <text:soft-page-break/>quickly overran the first line of Turkish posts which were held by only a thin skirmish line, however the higher the troops advanced the more exposed they became. The 16th company regained posts 4 and 3 below and to the right of Bald Hill at the point of the bayonet and much butchery. Sergeant James Adams was conspicuous in this work leading a bayonet charge only to be stabbed in the struggle with a Turk, and despite his serious wound, consolidated the position won and a prisoner and machine gun were taken, only to die later from his wounds. Private Carroll Sandford and Private Bob McSkimmer were also seriously wounded during the melee and soon died from their wounds. The 17th company now moved through the 16th company to recover post 2, with Lieutenant James Archibald, who led the section of the 7th company in the assault which assisted the 17th company regaining post 2 from the Turks on Yafa Hill, during which Private John Dunlop 17th Company was mortally wounded.</text:p>
      <text:p text:style-name="P5"/>
      <text:p text:style-name="P5">As the men gained their 1st objectives, having retaken most of the posts abandoned earlier in the day it left only post 5 and 6 around Bald Hill to be recovered, still any advance by the two sections of the 18th company towards the top of the hill was meet with an overwhelming fusillade from hidden machine guns and riflemen.</text:p>
      <text:p text:style-name="P5"/>
      <text:p text:style-name="P5">The cameleers found that the Turkish position was well defended, and any advance were exposed to the enemies cross fire, still the men struggled for over an hour supported by Lieutenant Ronald Mackenzie 16th company to gain this last post and regain their honour, in spite of everything it was for naught and about 9.15 pm the troops were ordered to retire to the positions already recovered. By 9.30 most of the lower trenches were cleared having recaptured most of the lost posts, other then the main positions on Bald Hill which held out against all efforts by the 4th Anzac Battalion and with casualties mounting Lieutenant Colonel Lee ordered all companies to hold what had been gained and to await the dawn. The Turks counterattacked during the night, still never in overwhelming numbers and with the help of a captured machine gun kept them at a distance.</text:p>
      <text:p text:style-name="P5"/>
      <text:p text:style-name="P5">Once the warming rays of the mornings sun came out, patrols soon discovered that Bald Hill was now occupied by more than 500 Turks entrenched with Machine guns and was now too strong for the 4th Anzac Battalion to capture alone. Casualties in the 17th and 18th company numbered approximately 30 wounded while the losses in the 16th company were not recorded.</text:p>
      <text:p text:style-name="P5"/>
      <text:p text:style-name="P5">General Smith realized that the hill and the Turkish penetration could just as well be contained and controlled by fire from three sides and rather then risk more lives in a direct assault against the salient in the line, he instead proposed to hold his present positions provided that he was given some artillery support, this was agreed to by both General Chauvel and Chaytor and the Camel Brigade took measures to hold what had been regained with artillery batteries from the 54th Division and the 2nd Light Horse Brigade now directed to support the Camel Brigade.</text:p>
      <text:p text:style-name="P5"/>
      <text:p text:style-name="P5">While the battle was raging around Bald Hill on the 27 November the Turks had attacked in other areas along the front constantly probing for a weak spot along the Allied line, still all positions held and only Bald Hill was reported lost that day. The position of the 1/4th Northamptonshire Battalion at Wihelmia was controlled late in the day by a counterattack of the Brigade reserves and with the help of all batteries of the 54th Divisions artillery.</text:p>
      <text:p text:style-name="P5"/>
      <text:p text:style-name="P5">In the morning of the 28 November the battle had quieted down until 10.20 am when post 1 was heavily shelled till 11.30 am, while the rest of the posts continued to be shelled through the day, mortally wounding Private Sid Coleman 18th company who was hit in the head, the Turks did not attack contending themselves on working on their defences and resting after a bitter night. At 8.50 pm that night the 4th Anzac Battalion was relieved by the 3rd Battalion which had been waiting in reserve, its companies had been hard hit in the fighting at Tel el Khuweilfeh and despite the reduced strength of the companies occupied all posts and extended the old trenches as well as exchanging fire with the ever observant Turks.</text:p>
      <text:p text:style-name="P5"/>
      <text:p text:style-name="P5">The Camel Brigades position now had the 2nd Battalion south of Yafa Hill holding the right flank while over looking Willimina, next in line was the 3rd Battalion holding the old defences of the 16th company taking in Yafa Hill and Point 266 and Point 286 along the south-eastern part of Bald hill, then the 4th Battalion now concentrated around One Tree Hill. All battalions had dug both reserve <text:soft-page-break/>and support trenches in depth and barbed wire were delivered and over the next few days the position was developed and extended. The 2nd Light Horse Brigade continued the line from One Tree Hill towards the Auja River and Tel Abu Zeitun.</text:p>
      <text:p text:style-name="P5"/>
      <text:p text:style-name="P5">On the 29 November while the Turks again remained inactive during the day, other then their artillery which again shelled the posts searching with his guns along the trenches, during which Lieutenant Aubrey Bickford MC, Adjutant 3rd Battalion was wounded when hit in the right thigh by a piece of shrapnel. At the Camel Brigade HQ General Smith and Lieutenant Colonel Lee planned a raid for that night to bomb Turkish work parties which were active on the defences of Bald Hill, this in cooperation with a raid by the 6th Light Horse Regiment who were to assist with two troops (A and B Troops) from A Squadron under Captain Stuart Tooth and would advance from the north while the cameleers attacked from the south. The 2nd Battalion was asked to assist and Captain Fleming Gregory Commanding the 7th Company was ordered to send 2 sections to support the 4th Anzac Battalion by occupying the vacant posts, Captain Gregory instead decided to bring his whole company to help and was relieved by the 9th company that morning. During the afternoon the 7th company was hit by shell fire with one shell falling on a section of trench occupied by Fleming Gregory, a well liked British officer, killing him and wounding Lieutenant James Archibald and forcing Lieutenant John Bell-Irving to assume command of the company.</text:p>
      <text:p text:style-name="P5"/>
      <text:p text:style-name="P5">Lieutenant Blackâ€™s reduced 15th company (about 60 men) was chosen to carry out the raid as it had held Bald Hill and knew the ground, and using the cover of the darkness moved up to the 3rd Battalion trench near post 4, which were the closest to the Turkish works on Bald Hill. At 10 pm an artillery barrage from B Battery HAC and the Inverness Battery fell on Bald Hill and under cover of this fire the New Zealanders of the 15th company moved forward at the rush with the bayonet and were met by the Turks with bomb and bayonet as a desperate fight developed when the New Zealand troops drove the Turks up the hill where stores lost on the 27 November by their company were recovered, still once near the top of Bald Hill they found Turkish resistance growing.</text:p>
      <text:p text:style-name="P5"/>
      <text:p text:style-name="P5">It appears at the same time the cameleers and Light Horse had attacked Bald Hill a Turkish force of 300 men were about to commence their own attack and the 6th Light Horse ran into them forcing both forces to go to ground as they became strongly engaged firing at each other in the dark, two other ranks (Ray Bloodworth and Henry Christie A Troop) were killed and Lieutenant Robert Ronald A Troop with a number men were wounded as the 6th Light Horse was forced back on their supports exposing the 15th company which despite its success had been ordered to retire at the completion of its task, the company retired back to their trenches as fighting went on during the night as the Turks shelled the 2nd Light Horse brigade and Camel Brigade defences and the night sky was lit by the flashes of exploding shells and flares till around midnight when the firing died down. All of the 15th company where safely back in the 3rd Battalion trench by 2.20 am having suffered few casualties during the night.</text:p>
      <text:p text:style-name="P5"/>
      <text:p text:style-name="P5">In morning of the 30 November the troops stood to arms however the Turks made no attempt to attack, nevertheless artillery fire on both sides increased and any movement attracted the keen eye of Turkish spotters on top of Bald Hill. To the north the night battle between the 6th Light Horse and the Turkish forces continued and the Turks who had gained a number of posts from the 6th Light Horse during the night now found themselves exposed and with help from C Squadron 7th Light Horse under Major Nat Barton counterattacked capturing two officers and 146 Turkish soldiers and four new Bergman type 15 Light machine guns and winning Lieutenant Gilbert Finlay DCM the Military Cross.</text:p>
      <text:p text:style-name="P5"/>
      <text:p text:style-name="P5">The afternoon pasted with insignificant fire as the Turks appeared demoralized by the night and morning battles, this respite allowed the men to continue working on the defences and permitted the companies to be relieved as the terrain around Bald Hill took on the appearance of the battlefields of France with large areas of trenches and wire began to appear as the companies pushed forward constructing new lines and tying in all posts held. The night of the 30 November pasted without any major fighting instead both sides contending to improve their positions as snipers ruled the dark. It was during this time that the 63rd Turkish Regiment relieved the fatigued 61st Regiment in the firing line taking over the line from Bald Hill to the Auja River while the 62nd Regiment continued the line to the area of the 16th Division around Wihelmia.</text:p>
      <text:p text:style-name="P5"><text:soft-page-break/></text:p>
      <text:p text:style-name="P5">The first day of December was also quite, other then Turkish snipers and between 4.30 and 6 am the men stood to before commencing the dayâ€™s activities. The odd burst of artillery fire which all to often betrayed that intrepid person trying to move around the battlefield was all to be heard as the work continued on the defences, which around Lone Tree Hill was turned into a redoubt and new works were commenced during the day and those men not working tried to rest in the shade of their trenches from the burning sun.</text:p>
      <text:p text:style-name="P5"/>
      <text:p text:style-name="P5">German aircraft were active helping the long range artillery by spotting and one salvo scored hits on the camel lines near Brigade HQ at Ibn Ibrak and Sakia killing Lieutenant Horace Hallam R.A.S.C the Brigade Admin Officer and a large number of animals which were barracked in close formation near the watering point. The 3rd Battalion still working on the new works was shelled heavily late in the day wounding two men and damaging the posts, Private Harold Cummin 11th Company, was evacuated to the 2nd Light Horse Field Ambulance, only to die from his wounds that night. Once darkness came the Turks were heard working on their defences as snipers came out to snipe at the men of whom Private John Currie of the Brigade machine gun squadron was killed.</text:p>
      <text:p text:style-name="P5"/>
      <text:p text:style-name="P5">The 2 December was again quite other then irregular shelling of all posts as most of the troops tried to rest after a night of work parties, which had kept most busy doing what labour could not be done during the day, and Lieutenant Leslie White 11th Company was wounded during this exchange. Turkish long range artillery was still used to keep the supply columns under fire disrupting the resupply of the forward companies. The Camel Corps Field Ambulance had been busy over the week administering and recovering the wounded, while doing this valiant work under fire, two of its doctorâ€™s Captainâ€™s Henry Dolman and Sam Seccombe, along with Private Edward McMahon, a stretcher bearer, were themselves wounded on the 27 November when an enemy plane came over machine gunning the wounded around the Field Ambulance and where because of over crowding a number of the wounded were recovered to the 2nd Light Horse Field Ambulance who had set up a clearing station for both Brigades. The night was quite as the work continued on the defences repairing damage extending and improving the posts.</text:p>
      <text:p text:style-name="P5"/>
      <text:p text:style-name="P5">On the 3 December after stand to, another raid was ordered to take place that night, Lieutenant Colonel Lee alerted the 17th company, being the strongest company remaining in the Battalion, to move up to post 9, situated in the 3rd Battalion trenches, that afternoon, and the 18th company was alerted to support if needed. The plan was for the company to discover how strongly the enemies position were held, and three officers were attached to inspect the defences and report on them, as the force was only to be in the enemies trenches for 10 minutes before returning. The attached officers were Lieutenant Richard Camm, sent to see how many men could be held in the Turkish trenches, Lieutenant Vic Adolph, to see at what stage the Turks were at in their construction and Lieutenant Edward Oâ€™Keefe 18th Company, to check their observation posts.</text:p>
      <text:p text:style-name="P5"/>
      <text:p text:style-name="P5">The attacking company could muster six officers and 100 other ranks (with the three attached officers) to carry out the raid, the foray was to attack from the south, the same direction used on the 29 November, and a similar raid was once more planned by the 6th Light Horse to support, this raid, it was composed from A and C Squadron under Captain Doug Close with five officers and 100 men. Lieutenant Adolph the 4th Anzac Battalion intelligence officer carried out a reconnaissance of the Turkish position in the afternoon and at 7.40 pm the 17th company left its trench moving up a small nullah from post 9 to a form up point within 300 yards of the Turkish line allowing the troops to line the nullah till the artillery fell at H Hour.</text:p>
      <text:p text:style-name="P5"/>
      <text:p text:style-name="P5">At 7.55 pm after a 10 minute bombardment, Captain John Hampton signalled the attack allowing the men time to reach the trenches before the guns would be switched to cut off the Turks escape to the rear, while the Brigades machine guns would support the main attack. The 17th company started to advance in line on a section front in three waves, the Battalion Padre Captain Ignatius Bossence joined with the attacking force setting a fine example to the men, however again things began to go wrong from the start.</text:p>
      <text:p text:style-name="P5"/>
      <text:p text:style-name="P5">The Turks quickly recognized that an attack was coming, and moved out of their trenches into no mans land to escape the worst of the shell fire, which allowed them time to prepare for the attack. <text:soft-page-break/>The attacking company ran straight into a prepared Turkish defence and a bayonet fight ensued as a line of spider holes were found 50 metres from their front line containing a skirmish line of Turks, they showered the men with bombs inflicting a large number of casualties before they were all killed, still not before disorganizing and delaying the assault. Meanwhile on the left flank the 6th Light Horse found they had been blasted out of their positions by what they believed to be a defective gun which was short shooting, they lost about 23 men wounded before the barrage lifted disorganizing their attack.</text:p>
      <text:p text:style-name="P5"/>
      <text:p text:style-name="P5">The main Turkish line was then attacked only the Turks opened with shell fire onto their own position and the cameleers could make no head way against a stiffening Turkish line, which by chance, had missed the intended point of entry and so lost the full benefit of supporting artillery and machine gun fire. The cameleers tried moving along the outer line to find a weak spot to break in and capture the Turkish posts still no where they could gain a foot hold.</text:p>
      <text:p text:style-name="P5"/>
      <text:p text:style-name="P5">Adding to their problems that night were two of the three officers attached to look at the Turkish defences, now found themselves wounded during the wild fight along the outer trenches and two sections of the 18th company were committed until they at last gained entry into the objective, which allowed only a brief inspection before the whistle was blown to order the retirement.</text:p>
      <text:p text:style-name="P5"/>
      <text:p text:style-name="P5">With the raid now completed Captain Hampton ordered all troops back to the start point, with the 10 minutes allowed for the raid long passed. When the troops retired machine guns from the 3rd Battalion opened on the enemies defences which prevented the recovery of all the wounded. Captain Hampton stayed to help and his direction of the withdrawal enabled all of the wounded to be recovered with the help of Sergeant Lionel Towner who rescued a number of men in front of the Turkish trenches, they were the last men to return with the Padre who went among the troops and wounded keeping their spirits up, and by 9.40 pm all had returned other then Lieutenant Adolph who stayed to complete a final check on the enemies works before arriving back carrying a wounded man. Only one man was believed left in the Turkishâ€™s trenches and he had been killed and could not be recovered. The Turks still alarmed by the raid continued to shell the area till 10 pm when all fell silent.</text:p>
      <text:p text:style-name="P5"/>
      <text:p text:style-name="P5">The 6th Light Horse to the north had still advanced at H hour plus 10 and reached their objective bayoneting 20 Turks from the 2nd Battalion 57th Regiment, where they stayed long enough in the Turkishâ€™s trenches to capture three prisoners from the 57th Regiment and one prisoner from the 1st Battalion 52nd Regiment and some rifles before returning with the required information with the loss of one officer (Owen Tooth) and one other rank (Brian Barton) killed and one officer (Norman Dickson) and 22 men wounded.</text:p>
      <text:p text:style-name="P5"/>
      <text:p text:style-name="P5">The casualties in the 17th company were reported as two other ranks killed (Albert Cox and James Fairbairn) while Corporal Henry Johnson died of wounds on the battlefield and four officers and 32 men were wounded, in the 18th company Sergeant Albert Chard was killed when hit in the head by a piece of shell fragment while waiting in support and 16 men wounded. Captain Graham Shipway the Battalion medical officer worked tirelessly throughout the night dispatching the casualties back to the rear, clearing all the wounded, by 2 am a further four men died of their wounds that night or over the next few days (Bill Bryce, Archie Duncan, Elias Pryor and Harry Punshon).</text:p>
      <text:p text:style-name="P5"/>
      <text:p text:style-name="P5">Defending Bald Hill at this time was the 63rd Turkish Infantry Regiment under Major Ahmet Muhtar, who reported coming under heavy artillery and machine gun fire around 8.30 pm, when an ambush attack was conducted on them, which they controlled the battle after a counterattack was sent in by the reserves of the Regiment. Facing the 6th Light Horse Regiment were elements of the 2nd Battalion 57th Regiment under Ali Bey to the north of Bald Hill, when their posts were attacked. Post 1 (containing 18 men) was hit hard by shell fire, and post 2 (with 20 men and two machine guns) was to the right near the road, while post 3 was held by 20 men from the 52nd Regiment. Ali Bey was in post 1 when the attack began and he at once sent a messenger for the reserves in post 4, however the messenger was killed. Ali Bey then requested help from post 2, who sent half there strength (10 men) to post 1, which now contained around 28 men. The garrison of post 1 was taken by surprise, when the Light Horse found the Turks with there heads down due to the artillery fire, killing or capturing all including Ali Bey. A reinforcement of 90 men <text:soft-page-break/>under a Sergeant were dispatch to retake post 1, only to be hit by artillery fire which killed or wounded many of the men and broke up this move allowing the Light Horse to retire with there prisoners.</text:p>
      <text:p text:style-name="P5"/>
      <text:p text:style-name="P5">The 4 December passed quietly, other then the odd shell fire, when at 3 pm three German planes appeared overhead resulting in a storm of fire on all posts along the line till it eased off at 5.30 pm. One gun continued to fire during the night at post 10 in the 2nd Battalion area with one shell every 10 minutes and Turkish snipers were out in force till 11 pm when all went quiet.</text:p>
      <text:p text:style-name="P5"/>
      <text:p text:style-name="P5">The 2nd Battalion in the meanwhile had spent the last week covering Yafa Hill and other then suffering heavily artillery fire had not been attacked, the Battalion had supported the 54th Division on their right with fire during the emergency late on the 27 November only most of the time contending themselves with holding three posts with half companies and providing fire support for the 3rd Battalion on the left and the 54th Division at Yehudiyeh and Wilhelma.</text:p>
      <text:p text:style-name="P5"/>
      <text:p text:style-name="P5">On the 5 December the front line was relieved at 11 pm by the Auckland Mounted Rifles as the Brigade exchanged with the New Zealand Mounted Brigade. That night as the led camels were brought up and they prepared to leave the Turks constantly on the alert detected the movement and shelled all positions of whom three men were reported killed, however two men can be confirmed in the records (Arthur Peace 18th Company and Tom Bedelph Canterbury Mounted Rifles) with a number of animals. While waiting for the relief Private John Romaro was sent from the 3rd Battalion HQ with a camel and cachalots to pick up two wounded men, during his movement to the front missed the posts and wandered lost into the Turkish defences and soon found him self captured by a German Staff officer and Staff on a reconnaissance.</text:p>
      <text:p text:style-name="P5"/>
      <text:p text:style-name="P5">The Camel Brigade once relieved moved back passed Jaffa through thick mud as it had now begun to rain in buckets and the men and animals struggled passing the plains of Sharon and Gaza back to Shellal arriving 2 pm on the 11 December for a well errand rest.</text:p>
      <text:p text:style-name="P5"/>
      <text:p text:style-name="P5">One of the sad results of this battle happened two days after the Brigades return to Shellal when a Court of Inquiry was held into the loss of Bald Hill, its loss had caused some concern at GHQ and held Lieutenant Colonel Lee and Lieutenant Alexander Black, the Commanding Officer of the 4th Anzac Battalion and Officer Commanding 15th NZ Company, responsible for its capture, Lieutenant Colonel George Langley said its loss had been due to Lee not putting out patrols or forming an outpost line from the main posts on the 27 November to warn of the enemies approach, while others said that there was the problem of the tactical position occupied by the battalion in that the posts were not properly dug or wired allowing the Turks to drive the garrisons out by strong artillery fire. Only it should be said that Lee and his battalion didnâ€™t expect to stay long in the position they were in, having been on the move for a month they believe that they would again be on the move, also they were only in support of the 2nd Light Horse Brigade and possibly that was the reason for all companies not digging in appropriately. Whether he was to blame for the loss or not is hard to say still the court of inquiry found Lieutenant Colonel Lee responsible and he was replaced by Lieutenant Colonel Arthur Mills MC, who was promoted and posted from the 1st Battalion and took command on the 14 December 1917, while Lee, the son of a well known New England politician was returned to Australia, and Lieutenant Black was also replaced and returned to New Zealand.</text:p>
      <text:p text:style-name="P5"/>
      <text:p text:style-name="P5">On the 1 January the 3rd Battalion now reduced through illness and casualties were sent back to the Canal, the 13th company not having been heavily engaged over the last month was sent to the 4th Battalion on the 30th December replacing the reduced 15th (NZ) company which returned with the 3rd Battalion. The 1st Battalion arrived from the Canal on the 16th January with strength of 23 officers and 660 other ranks.</text:p>
      <text:p text:style-name="P5"/>
      <text:p text:style-name="P5">Total Brigade casualties for the month of November were recorded in the War Diary as five officers and 23 other ranks killed, 12 officers and 109 other ranks wounded and two missing, most of these losses were at Khuweilfe earlier in the month.</text:p>
      <text:p text:style-name="P5"/>
      <text:p text:style-name="P5">The Battle casualties for December at Bald Hill were reported as two officers and five other ranks <text:soft-page-break/>killed, seven officers and 44 other ranks wounded and three missing.</text:p>
      <text:p text:style-name="P5"/>
      <text:p text:style-name="P5">The brake down of casualties for the Battalions at Bald Hill is harder to uncover for the 2nd Battalion reported only one officer (Captain Gregory) and one man killed and one officer and six men wounded with one other rank dying of wounds, still neither were they heavy engaged over the month.</text:p>
      <text:p text:style-name="P5"/>
      <text:p text:style-name="P5">New Zealanders of 15th and 16th company reported only one other rank killed and two officers and 16 men wounded of who one officer (Lieutenant Gooding) and six other ranks died of wounds, this would seem erroneous as 27 men were reported casualties on the 27 November, and probity many of these remained with their units.</text:p>
      <text:p text:style-name="P5"/>
      <text:p text:style-name="P5">The Australians of the 3rd and 4th Anzac Battalions had lost six other ranks killed while six officers and 67 other ranks were reported wounded, of whom 11 other ranks died of wounds, two other ranks were reported missing, of which one was known captured, the other killed in action and left in the Turkish trenches.</text:p>
      <text:p text:style-name="P5"/>
      <text:p text:style-name="P5">The 26th Camel MG Company reported two men killed and one officer and three other ranks wounded, of which one died of wounds.</text:p>
      <text:p text:style-name="P5"/>
      <text:p text:style-name="P5">From the Camel Brigade HQ, one officer was killed (Lieutenant Hallam).</text:p>
      <text:p text:style-name="P5"/>
      <text:p text:style-name="P5">It appears he was not killed at Bald Hill, so I would check the rolls of the Berkshire Yeomanry during this peroid as he may have returned to them and was killed during the advance to Jerusalem.</text:p>
      <text:p text:style-name="P5"/>
      <text:p text:style-name="P5">But I am still to find all the casualties for the 2nd Bn during this battle (only one officer (Captain Gregory) and one man killed and one officer and six men wounded with one other rank dying of wounds).</text:p>
      <text:p text:style-name="P5"/>
      <text:p text:style-name="P5">Macfarlane James 13411 L/Cpl ICC on War Memorial as 2Bn ICC Ex 1/1st Ayrshire Yeo to 12Bn Royal Scots Fusiliers buried Jerusalem War Cemetery KIA 8-12-17</text:p>
      <text:p text:style-name="P5"/>
      <text:p text:style-name="P5">Gregory Fleming Clement Capt OC 7Co 8-16 to 11-17 MC Ex 1/3 County of London Yeo buried Ramleh War Cemetery Palestine DoW 29-11-17</text:p>
      <text:p text:style-name="P5"/>
      <text:p text:style-name="P5">Peigon FP Capt 2Bn unknown possibly Capt Fleming Gregory DoW 29-11-17</text:p>
      <text:p text:style-name="P5"/>
      <text:p text:style-name="P5">Collier Willliam Tregonwell Dr Capt RMO attch 2Bn MC MID WIA back shrapnel Ex RAMC to 15 GH to 88 GH WIA 19-4-17 WIA 27-11-17</text:p>
      <text:p text:style-name="P5">Archibald James 2/Lt 7Co 3-17 MC - for his actions in charge at Yahudiey (Yafa Hill) 27-11-17 to UK leave 10-18 Ex Sgt 1/3 Scottish Horse (118) DCM and Hussars WIA 29-11-17</text:p>
      <text:p text:style-name="P5"/>
      <text:p text:style-name="P5">Known Berkshire Yeomanry in the ICC;</text:p>
      <text:p text:style-name="P5"/>
      <text:p text:style-name="P5">Armstrong Frank 50100 Pte ICC 8Co? Ex CSqn/Berkshire Yeo (1879) and Hussars</text:p>
      <text:p text:style-name="P5">Bellenger Thomas H. 50028 Pte ICC Ex 2 Troop DSqn/Berkshire Yeo (1711) and (70286)</text:p>
      <text:p text:style-name="P5">Bennett Arthur Charles 50101 Pte 8Co Ex Berkshire Yeo (2681) and Dragoons (70612) NKG listed on the Jerusalem War Memorial KIA 27-3-18</text:p>
      <text:p text:style-name="P5">Blyde Hubert Cave Lt 2Bn MC Ex Berkshire Yeo to Capt 101 MG Bn</text:p>
      <text:p text:style-name="P5">Clarke Edward J. 51422 Pte ICC? Ex Berkshire Yeo (2983) and Hussars</text:p>
      <text:p text:style-name="P5">Eggleton Edwin T. 50103 Pte 8Co Ex Berkshire Yeo (2754) and Hussars (327151)</text:p>
      <text:p text:style-name="P5">Elbro William C. 51118 Sgt ICC Ex Berkshire Yeo (2813) and Worcester Yeo (327190)</text:p>
      <text:p text:style-name="P5">Fisher Sydney 50104 Pte ICC? Ex Berkshire Yeo (2772) and Hussars</text:p>
      <text:p text:style-name="P5">Freeman Harold Geoffrey 1683 CQMS ICC? Ex Berkshire Yeo and Hussars (70280) disch 26-6-17 to RFC prom 2/Lt</text:p>
      <text:p text:style-name="P5">Funnell John C 50105 Pte ICC? Ex Berkshire Yeo (2195) and Hussars</text:p>
      <text:p text:style-name="P5">Gosling Francis Moss 50106 Pte 8Co Ex 1/1 Berkshire Yeo (2817) and Hussars</text:p>
      <text:p text:style-name="P5"><text:soft-page-break/>Grover Walter J. 50107 Pte 8Co Ex Berkshire Yeo (2818) and Worcester Yeo (327119)</text:p>
      <text:p text:style-name="P5">Hawkins Edward 50124 Pte 8Co Ex Berkshire Yeo (2684) and Worcester Yeo (327145)</text:p>
      <text:p text:style-name="P5">Herbert George 50125 Pte ICC 8Co? Ex Berkshire Yeo (2737) and Hussars</text:p>
      <text:p text:style-name="P5">Hermon Arthur William 50008 Sgt 8Co T/CSM DCM Ex Berkshire Yeo (1857) and Hussars</text:p>
      <text:p text:style-name="P5">Hodges Horace John 50109 Pte 8Co Sig Ex Berkshire Yeo (1730) and Dragoons NKG listed on the Jerusalem War Memorial KIA 1-5-18</text:p>
      <text:p text:style-name="P5">Holloway William C 50111 Pte 8Co Ex Berkshire Yeo (2728) later RE WR/195655) WIA 27-3-18</text:p>
      <text:p text:style-name="P5">Home Stanley T 50126 Pte ICC? Ex Berkshire Yeo (1784) and Hussars</text:p>
      <text:p text:style-name="P5">Hooker Robert H 50110 Pte 8Co Ex Berkshire Yeo (1884) and Hussars WIA 27-3-18</text:p>
      <text:p text:style-name="P5">Inchbald Geoffrey Herbert Elloit Lt 8Co 5-16 to OC 8Co 4-18 to 6-18 Ex 1/1 Berkshire Yeo WIA 1-5-18</text:p>
      <text:p text:style-name="P5">Jackson Albert W. 51421 Pte ICC? Ex Berkshire Yeo (2626) and Hussars</text:p>
      <text:p text:style-name="P5">Johnson James 50127 L/Cpl 8Co Ex Berkshire Yeo (1713) and Hussars WIA 28-3-18</text:p>
      <text:p text:style-name="P5">King Reginald C. 50112 Pte 8Co Ex Berkshire Yeo (2793) later RE (495715)</text:p>
      <text:p text:style-name="P5">Langford Alfred 50113 A/Cpl 8Co Ex Berkshire Yeo (2621) and Hussars (50113)</text:p>
      <text:p text:style-name="P5">Lee William A. 50184 Pte 8Co Ex Berkshire Yeo (2252) later Essex Regt (302562)</text:p>
      <text:p text:style-name="P5">Luff Thomas 50003 Cpl ICC Ex ASqn/Berkshire Yeo (1741) and Hussars (327114)</text:p>
      <text:p text:style-name="P5">Mercer John 50114 Pte ICC? Ex Berkshire Yeo (2779) and</text:p>
      <text:p text:style-name="P5">Millar Thomas CR 50115 L/Cpl 8Co or 7Co Ex Berkshire Yeo (2070) and Hussars and Dragoons (70095) WIA 27-3-18 DoW 31-3-18</text:p>
      <text:p text:style-name="P5">Munday Dick 50017 L/Cpl 8Co MID Ex Berkshire Yeo (2628) and Hussars brothers Thomas and Harry</text:p>
      <text:p text:style-name="P5">Munday Harry 50116 Pte 8Co Ex Berkshire Yeo (911) and Hussars brothers Thomas and Dick</text:p>
      <text:p text:style-name="P5">Munday Thomas 50130 Pte ICC 8Co? Ex Berkshire Yeo (2629) and Hussars brothers Harry and Dick</text:p>
      <text:p text:style-name="P5">Murray John P. 50932 Pte ICC Ex Berkshire Yeo (2822) and Hussars</text:p>
      <text:p text:style-name="P5">Neville Percy C 50117 Pte 8Co batman to Lt Inchbald Ex Berkshire Yeo (2738) and Hussars</text:p>
      <text:p text:style-name="P5">Nottidge Thomas Lt 10Co to CTU 9-18 Ex 2/Lt Life Guards to T/Capt Berkshire Yeo to Capt Saff</text:p>
      <text:p text:style-name="P5">Painter John 50120 Pte 8Co Ex Berkshire Yeo (2790) and Hussars to Dragoons (70691) died dysentry buried Port Said War Cemetery Egypt DoD 19-11-17</text:p>
      <text:p text:style-name="P5">Penford Frederick J 50118 Pte 8Co Ex Berkshire Yeo (1404) and Hussars WIA 27-3-18</text:p>
      <text:p text:style-name="P5">Pope Charles 50011 Pte ICC? Ex Berkshire Yeo (2261) and Hussars</text:p>
      <text:p text:style-name="P5">Priddy Samuel L. 50131 A/Cpl ICC? Ex Berkshire Yeo (1962) and Hussars</text:p>
      <text:p text:style-name="P5">Rhodes James T. 50119 Pte ICC 8Co Sig Ex 3/1 Berkshire Yeo (2696) and Hussars</text:p>
      <text:p text:style-name="P5">Robson Jack 50128 Pte ICC? Ex Berkshire Yeo (70445) and Hussars</text:p>
      <text:p text:style-name="P5">Sims Harry W 1772 Pte 8Co Ex City of London Yeo (1772) and Berkshire Yeo and Hussars (327631)</text:p>
      <text:p text:style-name="P5">Stagg Thomas EH 50122 Pte ICC 8Co? Ex Berkshire Yeo (2710) and Hussars</text:p>
      <text:p text:style-name="P5">Stevenson Vivian McG 50007 Pte ICC Ex ASqn/Berkshire Yeo (1740) and Hussars</text:p>
      <text:p text:style-name="P5">Trouncer Thomas Geoffrey Beauchamp Capt CTC to 1 Donkey Transport Co to RASC Ex 2/Lt Berkshire Yeo</text:p>
      <text:p text:style-name="P5">Walters Dudley 50123 Pte 8Co Ex Berkshire Yeo (1887) and Hussars WIA 27-3-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officeooo:rsid="001d03a8"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04T14:20:30.458083882</dc:date>
    <meta:editing-duration>PT28M54S</meta:editing-duration>
    <meta:editing-cycles>9</meta:editing-cycles>
    <meta:generator>LibreOffice/5.3.2.2$Linux_X86_64 LibreOffice_project/30m0$Build-2</meta:generator>
    <meta:document-statistic meta:table-count="0" meta:image-count="0" meta:object-count="0" meta:page-count="17" meta:paragraph-count="225" meta:word-count="10712" meta:character-count="60926" meta:non-whitespace-character-count="50435"/>
  </office:meta>
</office:document-meta>
</file>